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officeooo:paragraph-rsid="00572f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fo:font-weight="normal" officeooo:rsid="00528cad" style:font-weight-asian="normal" style:font-weight-complex="normal"/>
    </style:style>
    <style:style style:name="T4" style:family="text">
      <style:text-properties officeooo:rsid="0033ea40"/>
    </style:style>
    <style:style style:name="T5" style:family="text">
      <style:text-properties officeooo:rsid="003553cc"/>
    </style:style>
    <style:style style:name="T6" style:family="text">
      <style:text-properties officeooo:rsid="003cedbe"/>
    </style:style>
    <style:style style:name="T7" style:family="text">
      <style:text-properties officeooo:rsid="0042e75a"/>
    </style:style>
    <style:style style:name="T8" style:family="text">
      <style:text-properties officeooo:rsid="00448866"/>
    </style:style>
    <style:style style:name="T9" style:family="text">
      <style:text-properties officeooo:rsid="0045a0a9"/>
    </style:style>
    <style:style style:name="T10" style:family="text">
      <style:text-properties officeooo:rsid="004bbd3d"/>
    </style:style>
    <style:style style:name="T11" style:family="text">
      <style:text-properties officeooo:rsid="0014ac16"/>
    </style:style>
    <style:style style:name="T12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0269842732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02698431464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0269843142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02698437835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0269843789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7956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02698438022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026984380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158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02698438220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026984382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353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026984384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497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02698438571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02698438644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02698438718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026984388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920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02698438993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026984390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140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02698439214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026984392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361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026984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6">: </text:span><text:span text:style-name="T6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0269843157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02698440692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02698440784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02698440843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02698440902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02698440956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11"><text:span text:style-name="T3"><text:line-break/></text:span><text:span text:style-name="T3"><text:text-input text:description="&lt;o.meeting_id.motive.name&gt;">&lt;motive&gt;</text:text-input></text:span></text:p>
      <text:p text:style-name="P11"><text:span text:style-name="T3"/></text:p>
      <text:p text:style-name="P11"><text:span text:style-name="T3"/></text:p>
      <text:p text:style-name="P11"><text:span text:style-name="T3"><text:line-break/></text:span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soft-page-break/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7"> </text:span><text:text-input text:description="&lt;/if&gt;">&lt;/if&gt;</text:text-input><text:text-input text:description="&lt;if test=&quot;o.honorific is False&quot;&gt;">&lt;if test="o.honorific is False"&gt;</text:text-input>te<text:span text:style-name="T8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9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7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10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5"><text:text-input text:description="&lt;line.va_ol&gt;">&lt;va_ol&gt;</text:text-input></text:span><text:s/><text:span text:style-name="T4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2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1"><text:text-input text:description="&lt;if test=&quot;o.DMLA == True&quot;&gt;">if DMLA info</text:text-input></text:span><text:span text:style-name="T11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><text:soft-page-break/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026984561200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307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529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667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02698463241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026984637760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4006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3T21:45:09.831255891</dc:date>
    <meta:editing-duration>P1DT18H1M42S</meta:editing-duration>
    <meta:editing-cycles>251</meta:editing-cycles>
    <meta:document-statistic meta:table-count="3" meta:image-count="1" meta:object-count="0" meta:page-count="3" meta:paragraph-count="124" meta:word-count="913" meta:character-count="4656" meta:non-whitespace-character-count="4301"/>
  </office:meta>
</office:document-meta>
</file>